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3" style:family="table-cell" style:parent-style-name="Default" style:data-style-name="N2"/>
    <style:style style:name="ce4" style:family="table-cell" style:parent-style-name="Default" style:data-style-name="N122"/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orksheet for checking photocell encoding timing and scaling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200000" calcext:value-type="float">
            <text:p>200000</text:p>
          </table:table-cell>
          <table:table-cell table:formula="of:=([.B4]*[.C4])/([.B4]+[.C4])" office:value-type="float" office:value="349.388570002496" calcext:value-type="float">
            <text:p>349.3885700025</text:p>
          </table:table-cell>
          <table:table-cell/>
          <table:table-cell table:formula="of:=2.5-(5/([.D4]+350))*([.D4])" office:value-type="float" office:value="0.00218558761084076" calcext:value-type="float">
            <text:p>0.0021855876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1 rev(sec)</text:p>
          </table:table-cell>
          <table:table-cell office:value-type="string" calcext:value-type="string">
            <text:p>clk tics</text:p>
          </table:table-cell>
          <table:table-cell/>
          <table:table-cell office:value-type="string" calcext:value-type="string">
            <text:p>tics per sec</text:p>
          </table:table-cell>
          <table:table-cell office:value-type="string" calcext:value-type="string">
            <text:p>Tics/164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8]/60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2000000" calcext:value-type="float">
            <text:p>3.20E+07</text:p>
          </table:table-cell>
          <table:table-cell table:formula="of:=[.E8]*2/[.D8]" office:value-type="float" office:value="8000000" calcext:value-type="float">
            <text:p>8000000</text:p>
          </table:table-cell>
          <table:table-cell table:style-name="ce4" table:formula="of:=1/[.C8]" office:value-type="float" office:value="0.01" calcext:value-type="float">
            <text:p>0.01000</text:p>
          </table:table-cell>
          <table:table-cell table:formula="of:=[.G8]*[.E8]" office:value-type="float" office:value="320000" calcext:value-type="float">
            <text:p>320000</text:p>
          </table:table-cell>
          <table:table-cell table:formula="of:=([.D8]/2)*[.H8]" office:value-type="float" office:value="1280000" calcext:value-type="float">
            <text:p>1280000</text:p>
          </table:table-cell>
          <table:table-cell table:formula="of:=[.C8]*([.D8]/2)" office:value-type="float" office:value="400" calcext:value-type="float">
            <text:p>400</text:p>
          </table:table-cell>
          <table:table-cell table:formula="of:=(1/64)*[.J8]" office:value-type="float" office:value="6.25" calcext:value-type="float">
            <text:p>6.25</text:p>
          </table:table-cell>
          <table:table-cell table:formula="of:=INT([.K8])" office:value-type="float" office:value="6" calcext:value-type="float">
            <text:p>6</text:p>
          </table:table-cell>
          <table:table-cell table:style-name="ce4" table:formula="of:=[.G8]" office:value-type="float" office:value="0.01" calcext:value-type="float">
            <text:p>0.01000</text:p>
          </table:table-cell>
          <table:table-cell table:formula="of:=1000000*[.L8]/[.J8]" office:value-type="float" office:value="15000" calcext:value-type="float">
            <text:p>15000</text:p>
          </table:table-cell>
          <table:table-cell table:formula="of:=(1/32)*([.F8]*[.L8])/[.N8]" office:value-type="float" office:value="100" calcext:value-type="float">
            <text:p>100</text:p>
          </table:table-cell>
          <table:table-cell table:formula="of:=[.O8]*60" office:value-type="float" office:value="6000" calcext:value-type="float">
            <text:p>6000</text:p>
          </table:table-cell>
          <table:table-cell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[.B9]/60" office:value-type="float" office:value="20.8333333333333" calcext:value-type="float">
            <text:p>20.833333333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2000000" calcext:value-type="float">
            <text:p>3.20E+07</text:p>
          </table:table-cell>
          <table:table-cell table:formula="of:=[.E9]*2/[.D9]" office:value-type="float" office:value="8000000" calcext:value-type="float">
            <text:p>8000000</text:p>
          </table:table-cell>
          <table:table-cell table:style-name="ce4" table:formula="of:=1/[.C9]" office:value-type="float" office:value="0.048" calcext:value-type="float">
            <text:p>0.04800</text:p>
          </table:table-cell>
          <table:table-cell table:formula="of:=[.G9]*[.E9]" office:value-type="float" office:value="1536000" calcext:value-type="float">
            <text:p>1536000</text:p>
          </table:table-cell>
          <table:table-cell table:formula="of:=([.D9]/2)*[.H9]" office:value-type="float" office:value="6144000" calcext:value-type="float">
            <text:p>6144000</text:p>
          </table:table-cell>
          <table:table-cell table:formula="of:=[.C9]*([.D9]/2)" office:value-type="float" office:value="83.3333333333333" calcext:value-type="float">
            <text:p>83.3333333333</text:p>
          </table:table-cell>
          <table:table-cell table:formula="of:=(1/64)*[.J9]" office:value-type="float" office:value="1.30208333333333" calcext:value-type="float">
            <text:p>1.3020833333</text:p>
          </table:table-cell>
          <table:table-cell table:formula="of:=INT([.K9])" office:value-type="float" office:value="1" calcext:value-type="float">
            <text:p>1</text:p>
          </table:table-cell>
          <table:table-cell table:style-name="ce4" table:formula="of:=[.G9]" office:value-type="float" office:value="0.048" calcext:value-type="float">
            <text:p>0.04800</text:p>
          </table:table-cell>
          <table:table-cell table:formula="of:=1000000*[.L9]/[.J9]" office:value-type="float" office:value="12000" calcext:value-type="float">
            <text:p>12000</text:p>
          </table:table-cell>
          <table:table-cell table:formula="of:=(1/32)*([.F9]*[.L9])/[.N9]" office:value-type="float" office:value="20.8333333333333" calcext:value-type="float">
            <text:p>20.8333333333</text:p>
          </table:table-cell>
          <table:table-cell table:formula="of:=[.O9]*60"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formula="of:=65526*65536/2" office:value-type="float" office:value="2147155968" calcext:value-type="float">
            <text:p>214715596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000000" calcext:value-type="float">
            <text:p>3.20E+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3]*[.B12]" office:value-type="float" office:value="64000000" calcext:value-type="float">
            <text:p>640000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3]*[.B14]" office:value-type="float" office:value="1024000000" calcext:value-type="float">
            <text:p>10240000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14]*[.B15]" office:value-type="float" office:value="61440000000" calcext:value-type="float">
            <text:p>614400000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date" office:date-value="2018-04-25" calcext:value-type="date">
            <text:p>04/25/18</text:p>
          </table:table-cell>
          <table:table-cell table:number-columns-repeated="3"/>
          <table:table-cell office:value-type="string" calcext:value-type="string">
            <text:p>System ticks per ADC transition (../sensor/shaft/trunk/adcsensor_foto_h.c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Drum</text:p>
          </table:table-cell>
          <table:table-cell office:value-type="string" calcext:value-type="string">
            <text:p>Line speed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ADC routine</text:p>
          </table:table-cell>
          <table:table-cell office:value-type="string" calcext:value-type="string">
            <text:p>Axle</text:p>
          </table:table-cell>
          <table:table-cell office:value-type="string" calcext:value-type="string">
            <text:p>xition per</text:p>
          </table:table-cell>
          <table:table-cell table:number-columns-repeated="5"/>
          <table:table-cell table:number-columns-repeated="2" office:value-type="string" calcext:value-type="string">
            <text:p>Line speed</text:p>
          </table:table-cell>
          <table:table-cell office:value-type="string" calcext:value-type="string">
            <text:p>Num xition</text:p>
          </table:table-cell>
        </table:table-row>
        <table:table-row table:style-name="ro2">
          <table:table-cell/>
          <table:table-cell office:value-type="string" calcext:value-type="string">
            <text:p>Drum dia (in)</text:p>
          </table:table-cell>
          <table:table-cell office:value-type="string" calcext:value-type="string">
            <text:p>ft/rev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drum rev/sec</text:p>
          </table:table-cell>
          <table:table-cell office:value-type="string" calcext:value-type="string">
            <text:p>num segs</text:p>
          </table:table-cell>
          <table:table-cell office:value-type="string" calcext:value-type="string">
            <text:p>xiton/seg</text:p>
          </table:table-cell>
          <table:table-cell office:value-type="string" calcext:value-type="string">
            <text:p>Gear ratio</text:p>
          </table:table-cell>
          <table:table-cell office:value-type="string" calcext:value-type="string">
            <text:p>drum rev</text:p>
          </table:table-cell>
          <table:table-cell office:value-type="string" calcext:value-type="string">
            <text:p>xiton/sec</text:p>
          </table:table-cell>
          <table:table-cell office:value-type="string" calcext:value-type="string">
            <text:p>sys tick/sec</text:p>
          </table:table-cell>
          <table:table-cell office:value-type="string" calcext:value-type="string">
            <text:p>ticks/xition</text:p>
          </table:table-cell>
          <table:table-cell office:value-type="string" calcext:value-type="string">
            <text:p>Scale bits</text:p>
          </table:table-cell>
          <table:table-cell/>
          <table:table-cell office:value-type="string" calcext:value-type="string">
            <text:p>fr/sec</text:p>
          </table:table-cell>
          <table:table-cell office:value-type="string" calcext:value-type="string">
            <text:p>knots</text:p>
          </table:table-cell>
          <table:table-cell office:value-type="string" calcext:value-type="string">
            <text:p>per 64<text:span text:style-name="T1">th</text:span> sec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0]/12)*3.14159265" office:value-type="float" office:value="4.712388975" calcext:value-type="float">
            <text:p>4.712388975</text:p>
          </table:table-cell>
          <table:table-cell office:value-type="float" office:value="1" calcext:value-type="float">
            <text:p>1</text:p>
          </table:table-cell>
          <table:table-cell table:style-name="ce3" table:formula="of:=([.D20]*(88/60))/[.C20]" office:value-type="float" office:value="0.311236333513123" calcext:value-type="float">
            <text:p>0.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5" table:formula="of:=([.H20]*[.G20]*[.F20])" office:value-type="float" office:value="140" calcext:value-type="float">
            <text:p>140.0</text:p>
          </table:table-cell>
          <table:table-cell table:style-name="ce5" table:formula="of:=[.I20]*[.E20]" office:value-type="float" office:value="43.5730866918373" calcext:value-type="float">
            <text:p>43.6</text:p>
          </table:table-cell>
          <table:table-cell table:style-name="ce2" office:value-type="float" office:value="64000000" calcext:value-type="float">
            <text:p>6.40E+07</text:p>
          </table:table-cell>
          <table:table-cell table:style-name="ce5" table:formula="of:=[.K20]/[.J20]" office:value-type="float" office:value="1468796.56363636" calcext:value-type="float">
            <text:p>1468796.6</text:p>
          </table:table-cell>
          <table:table-cell office:value-type="float" office:value="21" calcext:value-type="float">
            <text:p>21</text:p>
          </table:table-cell>
          <table:table-cell table:style-name="ce6" table:formula="of:=[.L20]/(2^[.M20])" office:value-type="float" office:value="0.700376779382879" calcext:value-type="float">
            <text:p>0.700</text:p>
          </table:table-cell>
          <table:table-cell table:style-name="ce5" table:formula="of:=[.D20]*(88/60)" office:value-type="float" office:value="1.46666666666667" calcext:value-type="float">
            <text:p>1.5</text:p>
          </table:table-cell>
          <table:table-cell table:formula="of:=0.86897*[.D20]" office:value-type="float" office:value="0.86897" calcext:value-type="float">
            <text:p>0.86897</text:p>
          </table:table-cell>
          <table:table-cell table:formula="of:=(1/64)*[.J20]" office:value-type="float" office:value="0.680829479559958" calcext:value-type="float">
            <text:p>0.680829479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1]/12)*3.14159265" office:value-type="float" office:value="4.712388975" calcext:value-type="float">
            <text:p>4.712388975</text:p>
          </table:table-cell>
          <table:table-cell office:value-type="float" office:value="81" calcext:value-type="float">
            <text:p>81</text:p>
          </table:table-cell>
          <table:table-cell table:style-name="ce3" table:formula="of:=([.D21]*(88/60))/[.C21]" office:value-type="float" office:value="25.210143014563" calcext:value-type="float">
            <text:p>25.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style-name="ce5" table:formula="of:=([.H21]*[.G21]*[.F21])" office:value-type="float" office:value="275.2" calcext:value-type="float">
            <text:p>275.2</text:p>
          </table:table-cell>
          <table:table-cell table:style-name="ce5" table:formula="of:=[.I21]*[.E21]" office:value-type="float" office:value="6937.83135760774" calcext:value-type="float">
            <text:p>6937.8</text:p>
          </table:table-cell>
          <table:table-cell table:style-name="ce2" office:value-type="float" office:value="64000000" calcext:value-type="float">
            <text:p>6.40E+07</text:p>
          </table:table-cell>
          <table:table-cell table:style-name="ce5" table:formula="of:=[.K21]/[.J21]" office:value-type="float" office:value="9224.78461945032" calcext:value-type="float">
            <text:p>9224.8</text:p>
          </table:table-cell>
          <table:table-cell table:formula="of:=[.M20]" office:value-type="float" office:value="21" calcext:value-type="float">
            <text:p>21</text:p>
          </table:table-cell>
          <table:table-cell table:style-name="ce6" table:formula="of:=[.L21]/(2^[.M21])" office:value-type="float" office:value="0.00439872008297459" calcext:value-type="float">
            <text:p>0.004</text:p>
          </table:table-cell>
          <table:table-cell table:style-name="ce5" table:formula="of:=[.D21]*(88/60)" office:value-type="float" office:value="118.8" calcext:value-type="float">
            <text:p>118.8</text:p>
          </table:table-cell>
          <table:table-cell table:formula="of:=0.86897*[.D21]" office:value-type="float" office:value="70.38657" calcext:value-type="float">
            <text:p>70.38657</text:p>
          </table:table-cell>
          <table:table-cell table:formula="of:=(1/64)*[.J21]" office:value-type="float" office:value="108.403614962621" calcext:value-type="float">
            <text:p>108.4036149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2:44:25.09217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2:44:30.920110096</meta:creation-date>
    <meta:editing-duration>PT17M45S</meta:editing-duration>
    <meta:editing-cycles>9</meta:editing-cycles>
    <meta:generator>LibreOffice/5.1.6.2$Linux_X86_64 LibreOffice_project/10m0$Build-2</meta:generator>
    <dc:date>2018-04-25T13:43:24.979543968</dc:date>
    <meta:document-statistic meta:table-count="1" meta:cell-count="113" meta:object-count="0"/>
  </office:meta>
</office:document-meta>
</file>